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653in" table:align="margins" style:writing-mode="lr-tb"/>
    </style:style>
    <style:style style:name="Table1.A" style:family="table-column">
      <style:table-column-properties style:column-width="3.4993in" style:rel-column-width="5039*"/>
    </style:style>
    <style:style style:name="Table1.B" style:family="table-column">
      <style:table-column-properties style:column-width="3.566in" style:rel-column-width="51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4pt" fo:font-weight="bold" officeooo:rsid="00cb03cc" officeooo:paragraph-rsid="00cb03cc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4pt" fo:font-weight="bold" officeooo:rsid="00cb03cc" officeooo:paragraph-rsid="00cb03cc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end" style:justify-single-word="false" style:writing-mode="lr-tb"/>
      <style:text-properties style:font-name="Times New Roman" fo:font-size="12pt" fo:font-weight="bold" officeooo:rsid="00cb03cc" officeooo:paragraph-rsid="00cb03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 style:writing-mode="lr-tb"/>
      <style:text-properties style:font-name="Times New Roman" fo:font-size="12pt" fo:font-weight="bold" officeooo:rsid="00cb03cc" officeooo:paragraph-rsid="00cb03cc" style:font-size-asian="12pt" style:font-weight-asian="bold" style:font-size-complex="12pt" style:font-weight-complex="bold"/>
    </style:style>
    <style:style style:name="P5" style:family="paragraph" style:parent-style-name="Standard" style:list-style-name="L6">
      <style:paragraph-properties fo:line-height="115%" fo:text-align="justify" style:justify-single-word="false" style:writing-mode="lr-tb"/>
      <style:text-properties style:font-name="Times New Roman" fo:font-size="12pt" fo:font-weight="bold" officeooo:rsid="00cb03cc" officeooo:paragraph-rsid="00cc543d" style:font-size-asian="12pt" style:font-weight-asian="bold" style:font-size-complex="12pt" style:font-weight-complex="bold"/>
    </style:style>
    <style:style style:name="P6" style:family="paragraph" style:parent-style-name="Standard" style:list-style-name="L6">
      <style:text-properties officeooo:paragraph-rsid="00cc543d"/>
    </style:style>
    <style:style style:name="P7" style:family="paragraph" style:parent-style-name="Table_20_Contents">
      <style:text-properties officeooo:rsid="00cb03cc" officeooo:paragraph-rsid="00cb03c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: 11-10-21</text:p>
      <text:p text:style-name="P1">WEBLEM 12</text:p>
      <text:p text:style-name="P4">Comparison between BLAST and FASTA</text:p>
      <table:table table:name="Table1" table:style-name="Table1">
        <table:table-column table:style-name="Table1.A"/>
        <table:table-column table:style-name="Table1.B"/>
        <table:table-row table:style-name="TableLine94116370181392">
          <table:table-cell table:style-name="Table1.A1" office:value-type="string">
            <text:p text:style-name="P7">BLAST</text:p>
          </table:table-cell>
          <table:table-cell table:style-name="Table1.B1" office:value-type="string">
            <text:p text:style-name="P7">FASTA</text:p>
          </table:table-cell>
        </table:table-row>
        <table:table-row table:style-name="TableLine94116370181392">
          <table:table-cell table:style-name="Table1.A2" office:value-type="string">
            <text:p text:style-name="P7">Basic local alignment search tool available in NCBI website that facilitates comparison of biological sequence similarities</text:p>
          </table:table-cell>
          <table:table-cell table:style-name="Table1.B2" office:value-type="string">
            <text:p text:style-name="P7">A program available at European Bioinformatics Institute that provides facility to search similar sequences to one’s quert sequence.</text:p>
          </table:table-cell>
        </table:table-row>
        <table:table-row table:style-name="TableLine94116370181392">
          <table:table-cell table:style-name="Table1.A2" office:value-type="string">
            <text:p text:style-name="P7">Less sensitive as compared to FASTA</text:p>
          </table:table-cell>
          <table:table-cell table:style-name="Table1.B2" office:value-type="string">
            <text:p text:style-name="P7">FASTA scans smaller window sizes. Thus, it gives more sensitive</text:p>
          </table:table-cell>
        </table:table-row>
        <table:table-row table:style-name="TableLine94116370181392">
          <table:table-cell table:style-name="Table1.A2" office:value-type="string">
            <text:p text:style-name="P7">BLAST uses a substitution matrix to find matching words.</text:p>
          </table:table-cell>
          <table:table-cell table:style-name="Table1.B2" office:value-type="string">
            <text:p text:style-name="P7">FASTA identifies identical matching owords using the hashing procedure.</text:p>
          </table:table-cell>
        </table:table-row>
        <table:table-row table:style-name="TableLine94116370181392">
          <table:table-cell table:style-name="Table1.A2" office:value-type="string">
            <text:p text:style-name="P7">Uses local sequence alignment.</text:p>
          </table:table-cell>
          <table:table-cell table:style-name="Table1.B2" office:value-type="string">
            <text:p text:style-name="P7">Uses local sequence alignment first, then extends to global alignment..</text:p>
          </table:table-cell>
        </table:table-row>
        <table:table-row table:style-name="TableLine94116370181392">
          <table:table-cell table:style-name="Table1.A2" office:value-type="string">
            <text:p text:style-name="P7">BLAST sometimes gives best-scoring alignments from the same sequence.</text:p>
          </table:table-cell>
          <table:table-cell table:style-name="Table1.B2" office:value-type="string">
            <text:p text:style-name="P7">FASTA returns only one final alignment</text:p>
          </table:table-cell>
        </table:table-row>
        <table:table-row table:style-name="TableLine94116370181392">
          <table:table-cell table:style-name="Table1.A2" office:value-type="string">
            <text:p text:style-name="P7">Better for similarity searching in closely related sequences.</text:p>
          </table:table-cell>
          <table:table-cell table:style-name="Table1.B2" office:value-type="string">
            <text:p text:style-name="P7">Better for similarity searching in less similar sequences</text:p>
          </table:table-cell>
        </table:table-row>
        <table:table-row table:style-name="TableLine94116370181392">
          <table:table-cell table:style-name="Table1.A2" office:value-type="string">
            <text:p text:style-name="P7">Low-complexity masking in the BLAST procedure means that it may have higher specificity than FASTA because potential false positives are reduced</text:p>
          </table:table-cell>
          <table:table-cell table:style-name="Table1.B2" office:value-type="string">
            <text:p text:style-name="P7">Less accurate as compared to BLAST</text:p>
          </table:table-cell>
        </table:table-row>
        <table:table-row table:style-name="TableLine94116370181392">
          <table:table-cell table:style-name="Table1.A2" office:value-type="string">
            <text:p text:style-name="P7">Faster than FASTA</text:p>
          </table:table-cell>
          <table:table-cell table:style-name="Table1.B2" office:value-type="string">
            <text:p text:style-name="P7">Comparatively slow.</text:p>
          </table:table-cell>
        </table:table-row>
      </table:table>
      <text:p text:style-name="P4"/>
      <text:p text:style-name="P2">References:</text:p>
      <text:list xml:id="list3703715215" text:style-name="L6">
        <text:list-item>
          <text:p text:style-name="P6"><text:a xlink:type="simple" xlink:href="https://www.differencebetween.com/difference-between-blast-and-vs-fasta/" text:style-name="Internet_20_link" text:visited-style-name="Visited_20_Internet_20_Link"><text:span text:style-name="Internet_20_link"><text:span text:style-name="T1">https://www.differencebetween.com/difference-between-blast-and-vs-fasta/</text:span></text:span></text:a></text:p>
        </text:list-item>
        <text:list-item>
          <text:p text:style-name="P5"><text:a xlink:type="simple" xlink:href="https://pediaa.com/difference-between-blast-and-fasta/" text:style-name="Internet_20_link" text:visited-style-name="Visited_20_Internet_20_Link"><text:span text:style-name="Internet_20_link"><text:span text:style-name="T2">https://pediaa.com/difference-between-blast-and-fasta/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AR PL New Sung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AR PL New Sung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AR PL New Sung" style:font-family-asian="'AR PL New Sung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02in" fo:margin-bottom="0.502in" fo:margin-left="0.502in" fo:margin-right="0.502in" fo:border="1.5pt solid #000000" fo:padding="0.1945in" style:writing-mode="lr-tb" style:layout-grid-color="#c0c0c0" style:layout-grid-lines="242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72in" fo:margin-bottom="0.572in" fo:margin-left="0.572in" fo:margin-right="0.572in" fo:border="1.5pt solid #000000" fo:padding="0.1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9:55:41.288970290</meta:creation-date>
    <dc:language>en-IN</dc:language>
    <meta:editing-cycles>154</meta:editing-cycles>
    <meta:editing-duration>PT4H22M42S</meta:editing-duration>
    <meta:generator>LibreOffice/7.2.2.2$Linux_X86_64 LibreOffice_project/20$Build-2</meta:generator>
    <dc:title>WEBLEM TEMPLATE</dc:title>
    <dc:date>2021-11-11T08:20:45.386233659</dc:date>
    <meta:document-statistic meta:table-count="1" meta:image-count="0" meta:object-count="0" meta:page-count="1" meta:paragraph-count="24" meta:word-count="161" meta:character-count="1228" meta:non-whitespace-character-count="1093"/>
    <meta:user-defined meta:name="AppVersion">15.0000</meta:user-defined>
    <meta:template xlink:type="simple" xlink:actuate="onRequest" xlink:title="WEBLEM TEMPLATE" xlink:href="../../../../../../../home/shalmon/Templates/WEBLEM%20TEMPLATE.ott" meta:date="2021-10-12T19:55:40.415874193"/>
  </office:meta>
</office:document-meta>
</file>